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variant="small-caps" fo:font-size="20pt" style:text-underline-style="solid" style:text-underline-width="auto" style:text-underline-color="font-color" fo:font-weight="bold" style:font-size-asian="10.5pt" style:font-weight-asian="bold" style:font-weight-complex="bold"/>
    </style:style>
    <style:style style:name="P4" style:family="paragraph" style:parent-style-name="Standard">
      <style:paragraph-properties fo:margin-top="0cm" fo:margin-bottom="0.499cm"/>
    </style:style>
    <style:style style:name="P5" style:family="paragraph" style:parent-style-name="Standard">
      <style:paragraph-properties fo:margin-top="0cm" fo:margin-bottom="0.499cm"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list-style-name="L1">
      <style:paragraph-properties fo:text-align="justify" style:justify-single-word="false"/>
    </style:style>
    <style:style style:name="P8" style:family="paragraph" style:parent-style-name="Text_20_body" style:list-style-name="L2">
      <style:paragraph-properties fo:text-align="justify" style:justify-single-word="false"/>
    </style:style>
    <style:style style:name="P9" style:family="paragraph" style:parent-style-name="Text_20_body" style:list-style-name="L3">
      <style:paragraph-properties fo:text-align="justify" style:justify-single-word="false"/>
    </style:style>
    <style:style style:name="P10" style:family="paragraph" style:parent-style-name="Text_20_body" style:list-style-name="L4">
      <style:paragraph-properties fo:text-align="justify" style:justify-single-word="false"/>
    </style:style>
    <style:style style:name="P11" style:family="paragraph" style:parent-style-name="Text_20_body" style:list-style-name="L5">
      <style:paragraph-properties fo:text-align="justify" style:justify-single-word="false"/>
    </style:style>
    <style:style style:name="P12" style:family="paragraph" style:parent-style-name="Text_20_body">
      <style:paragraph-properties fo:margin-top="0cm" fo:margin-bottom="0cm" fo:text-align="justify" style:justify-single-word="false"/>
    </style:style>
    <style:style style:name="P13" style:family="paragraph" style:parent-style-name="Text_20_body" style:list-style-name="L1">
      <style:paragraph-properties fo:margin-top="0cm" fo:margin-bottom="0cm" fo:text-align="justify" style:justify-single-word="false"/>
    </style:style>
    <style:style style:name="P14" style:family="paragraph" style:parent-style-name="Text_20_body" style:list-style-name="L2">
      <style:paragraph-properties fo:margin-top="0cm" fo:margin-bottom="0cm" fo:text-align="justify" style:justify-single-word="false"/>
    </style:style>
    <style:style style:name="P15" style:family="paragraph" style:parent-style-name="Text_20_body" style:list-style-name="L3">
      <style:paragraph-properties fo:margin-top="0cm" fo:margin-bottom="0cm" fo:text-align="justify" style:justify-single-word="false"/>
    </style:style>
    <style:style style:name="P16" style:family="paragraph" style:parent-style-name="Text_20_body">
      <style:paragraph-properties fo:margin-left="1.058cm" fo:margin-right="0cm" fo:margin-top="0cm" fo:margin-bottom="0cm" fo:text-align="justify" style:justify-single-word="false" fo:text-indent="0cm" style:auto-text-indent="false"/>
    </style:style>
    <style:style style:name="fr1" style:family="graphic" style:parent-style-name="Graphics">
      <style:graphic-properties fo:margin-left="0.132cm" fo:margin-right="0.132cm" fo:margin-top="0.132cm" fo:margin-bottom="0.132cm" style:wrap="right" style:number-wrapped-paragraphs="no-limit" style:wrap-contour="false" style:vertical-pos="top" style:vertical-rel="paragraph-content" style:horizontal-pos="left" style:horizontal-rel="paragraph" fo:padding="0cm" fo:border="0.035cm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32cm" fo:margin-right="0.132cm" fo:margin-top="0.132cm" fo:margin-bottom="0.132cm" style:wrap="left" style:number-wrapped-paragraphs="no-limit" style:wrap-contour="false" style:vertical-pos="from-top" style:vertical-rel="paragraph" style:horizontal-pos="from-left" style:horizontal-rel="paragraph" fo:padding="0cm" fo:border="0.035cm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32cm" fo:margin-right="0.132cm" fo:margin-top="0.132cm" fo:margin-bottom="0.132cm" style:wrap="left" style:number-wrapped-paragraphs="no-limit" style:wrap-contour="false" style:vertical-pos="below" style:vertical-rel="char" style:horizontal-pos="from-left" style:horizontal-rel="paragraph" fo:padding="0cm" fo:border="0.035cm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32cm" fo:margin-right="0.132cm" fo:margin-top="0.132cm" fo:margin-bottom="0.132cm" style:wrap="left" style:number-wrapped-paragraphs="no-limit" style:wrap-contour="false" style:vertical-pos="top" style:vertical-rel="paragraph-content" style:horizontal-pos="right" style:horizontal-rel="paragraph" fo:padding="0cm" fo:border="0.035cm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32cm" fo:margin-right="0.132cm" fo:margin-top="0.132cm" fo:margin-bottom="0.132cm" style:wrap="right" style:number-wrapped-paragraphs="no-limit" style:wrap-contour="false" style:vertical-pos="from-top" style:vertical-rel="paragraph" style:horizontal-pos="from-left" style:horizontal-rel="paragraph" fo:padding="0cm" fo:border="0.035cm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32cm" fo:margin-right="0.132cm" fo:margin-top="0.132cm" fo:margin-bottom="0.132cm" style:wrap="right" style:number-wrapped-paragraphs="no-limit" style:wrap-contour="false" style:vertical-pos="below" style:vertical-rel="char" style:horizontal-pos="left" style:horizontal-rel="paragraph" fo:padding="0cm" fo:border="0.035cm solid #00008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32cm" fo:margin-right="0.132cm" fo:margin-top="0.132cm" fo:margin-bottom="0.132cm" style:wrap="left" style:number-wrapped-paragraphs="no-limit" style:wrap-contour="false" style:vertical-pos="below" style:vertical-rel="char" style:horizontal-pos="right" style:horizontal-rel="paragraph" fo:padding="0cm" fo:border="0.035cm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ual de Instalación de K-DEMar</text:p>
      <text:p text:style-name="P3"/>
      <text:p text:style-name="P1"/>
      <text:p text:style-name="P1">Antes de empezar nos gustaría remarcar que aunque este manual parezca muy extenso, su tamaño ha sido la consecuencia de querer enseñar de la manera mas gráfica posible  y explicando todos los pasos con  gran detalle, por lo que es muy fácil de seguir incluso para gente sin ninguna experiencia previa.<text:line-break/> </text:p>
      <text:p text:style-name="P2"><text:span text:style-name="Strong_20_Emphasis">(SE RECOMIENDA REALIZAR COPIAS DE SEGURIDAD ANTES DE INICIAR EL PARTICIONADO).<text:line-break/>Aunque los siguientes pasos explican como redimensionar una unidad y en ningún caso se borran datos de manera directa, cualquier fallo eléctrico o de otra índole podría provocar una perdida  de datos. </text:span></text:p>
      <text:p text:style-name="P1"> </text:p>
      <text:p text:style-name="P1"><draw:a xlink:type="simple" xlink:href="http://css-miami.org/plugins/editors/fckeditor/editor/images/stories/particionar/particionar_01.jpg"><draw:frame draw:style-name="fr1" draw:name="gràfics1" text:anchor-type="paragraph" svg:width="8.008cm" svg:height="6.311cm" draw:z-index="0"><draw:image xlink:href="http://css-miami.org/images/stories/particionar/particionar_01.jpg" xlink:type="simple" xlink:show="embed" xlink:actuate="onLoad"/><svg:title>Captura 01</svg:title></draw:frame></draw:a>Antes de instalar un segundo sistema operativo en una unidad de almacenamiento hay que dividir el espacio en varias particiones. Para ello emplearemos la aplicación GParted.<text:line-break/><text:line-break/>Podemos acceder a Gparted pulsamos en el icono Particionar  dentro del proceso de instalación, o también en el menú K dentro de sistema -  Partition Editor.</text:p>
      <text:p text:style-name="P4"><text:line-break/>Si tenemos varias unidades tendremos que seleccionar la que queramos particionar mediante el desplegable de la derecha.</text:p>
      <text:p text:style-name="P5"><draw:a xlink:type="simple" xlink:href="http://css-miami.org/plugins/editors/fckeditor/editor/images/stories/particionar/particionar_02.jpg"><draw:frame draw:style-name="fr2" draw:name="gràfics2" text:anchor-type="paragraph" svg:x="8.858cm" svg:y="0.411cm" svg:width="8.008cm" svg:height="5.436cm" draw:z-index="1"><draw:image xlink:href="http://css-miami.org/images/stories/particionar/particionar_02.jpg" xlink:type="simple" xlink:show="embed" xlink:actuate="onLoad"/><svg:title>Captura 02</svg:title></draw:frame></draw:a>Al entrar veremos que solo tendremos una partición que ocupa la totalidad de la unidad. Los usuarios de Windows verán que no aparece el típico C: D: .., ya que en Linux se identifican de manera diferente.</text:p>
      <text:p text:style-name="P5">Al final del manual aprovechando que tendremos varias particiones, se explica con  detalle el equivalente de la numeración de las particiones entre Linux y Windows.  Para identificar fácilmente la unidad a particionar, hay  3 opciones:</text:p>
      <text:list xml:id="list890183368" text:style-name="L1">
        <text:list-item>
          <text:p text:style-name="P13">Por la Etiqueta, si en Windows le damos un nombre a la partición, aquí sera visible la unidad con el mismo nombre. </text:p>
        </text:list-item>
        <text:list-item>
          <text:p text:style-name="P13">Por el Tamaño, mirando con el botón derecho en Windows en propiedades, el valor tendría que corresponder con el aquí presentado. </text:p>
        </text:list-item>
        <text:list-item>
          <text:p text:style-name="P7">Por el Tamaño utilizado / no utilizado, tendría que ser el mismo que el que aparezca en Windows. </text:p>
        </text:list-item>
      </text:list>
      <text:p text:style-name="P16">(Si los valores no son iguales podria ser debido a que tenemos seleccionado un disco duro diferente al que queremos particionar, en el desplegable de la derecha podríamos seleccionar la unidad correcta).</text:p>
      <text:p text:style-name="P12"><draw:a xlink:type="simple" xlink:href="http://css-miami.org/plugins/editors/fckeditor/editor/images/stories/particionar/particionar_03.jpg"><draw:frame draw:style-name="fr1" draw:name="gràfics3" text:anchor-type="paragraph" svg:width="8.008cm" svg:height="5.426cm" draw:z-index="2"><draw:image xlink:href="http://css-miami.org/images/stories/particionar/particionar_03.jpg" xlink:type="simple" xlink:show="embed" xlink:actuate="onLoad"/><svg:title>Captura 03</svg:title></draw:frame></draw:a><text:soft-page-break/></text:p>
      <text:p text:style-name="P12"/>
      <text:p text:style-name="P12">Seleccionamos con el ratón la partición que esta ocupando todo el espacio de la unidad de almacenamiento.<text:line-break/><text:line-break/>Pulsaremos en el icono Redimensionar/Mover para poder crear otras particiones.</text:p>
      <text:p text:style-name="P6"> <text:line-break/><text:line-break/><text:line-break/><draw:a xlink:type="simple" xlink:href="http://css-miami.org/plugins/editors/fckeditor/editor/images/stories/particionar/particionar_04.jpg"><draw:frame draw:style-name="fr3" draw:name="gràfics4" text:anchor-type="char" svg:x="8.858cm" svg:width="8.008cm" svg:height="3.755cm" draw:z-index="3"><draw:image xlink:href="http://css-miami.org/images/stories/particionar/particionar_04.jpg" xlink:type="simple" xlink:show="embed" xlink:actuate="onLoad"/><svg:title>Captura 04</svg:title></draw:frame></draw:a></text:p>
      <text:p text:style-name="P12"><text:a xlink:type="simple" xlink:href="http://css-miami.org/plugins/editors/fckeditor/editor/images/stories/particionar/particionar_04.jpg"/></text:p>
      <text:p text:style-name="P12">Tenemos 3 campos disponibles, el primero es para dejar el espacio libre antes de esta partición. El segundo para seleccionar el tamaño de la partición (esta opción es la que usaremos). La tercera opción seria para marcar el espacio libre posterior a esta partición.<text:line-break/><text:line-break/>En este caso dejamos la partición de Windows en 20 Gb, quedándonos espacio suficiente para un uso normal. Pulsaremos en Redimensionar/Mover.</text:p>
      <text:p text:style-name="P12"><text:line-break/>En unidades pequeñas el tamaño recomendado seria el utilizado + 1 o 2 Gb (siempre que tengamos la mayoría de  las aplicaciones o juegos instalados), aunque con algún Gb extra estaríamos mas tranquilos.<text:line-break/><text:line-break/>En particiones donde seguiremos instalando aplicaciones o juegos (lo recomendable seria dejar una cantidad de Gb libres muy superior ya que cada aplicación que instalemos y sobre todo los juegos pueden acabar desbordando la previsiones de espacio).</text:p>
      <text:p text:style-name="Standard"/>
      <text:p text:style-name="Standard"/>
      <text:p text:style-name="P1"><draw:a xlink:type="simple" xlink:href="http://css-miami.org/plugins/editors/fckeditor/editor/images/stories/particionar/particionar_05.jpg"><draw:frame draw:style-name="fr1" draw:name="gràfics5" text:anchor-type="paragraph" svg:width="8.008cm" svg:height="5.436cm" draw:z-index="7"><draw:image xlink:href="http://css-miami.org/images/stories/particionar/particionar_05.jpg" xlink:type="simple" xlink:show="embed" xlink:actuate="onLoad"/><svg:title>Captura 05</svg:title></draw:frame></draw:a><text:line-break/><text:line-break/><text:line-break/>Aquí podemos ver como el espacio ocupado por windows para a ser  20 Gb y nos quedara un espacio restante de 54 Gb para crear las otras particiones, veremos que los cambios todavía no han sido aplicados y tenemos el botón Deshacer para anular los cambios.</text:p>
      <text:p text:style-name="P5"><text:line-break/><text:line-break/><text:line-break/></text:p>
      <text:p text:style-name="P5"/>
      <text:p text:style-name="P5"/>
      <text:p text:style-name="P5"/>
      <text:p text:style-name="P5"><draw:a xlink:type="simple" xlink:href="http://css-miami.org/plugins/editors/fckeditor/editor/images/stories/particionar/particionar_06.jpg"><draw:frame draw:style-name="fr2" draw:name="gràfics6" text:anchor-type="paragraph" svg:x="8.858cm" svg:y="0.097cm" svg:width="8.008cm" svg:height="5.341cm" draw:z-index="4"><draw:image xlink:href="http://css-miami.org/images/stories/particionar/particionar_06.jpg" xlink:type="simple" xlink:show="embed" xlink:actuate="onLoad"/><svg:title>Captura 06</svg:title></draw:frame></draw:a><text:soft-page-break/><text:line-break/>Para poder ver el botón Verde Aplicar tenemos que hacer la ventana mas grande con el ratón en el borde de la ventana.</text:p>
      <text:p text:style-name="P5"><text:line-break/>Aunque podemos seguir haciendo cambios, recomendamos validar el redimensionado y luego continuar con el proceso de creación de particiones.<text:line-break/><text:line-break/>No se procederá a aplicar los cambios hasta que lo seleccionemos en el siguiente paso.</text:p>
      <text:p text:style-name="P1"><draw:a xlink:type="simple" xlink:href="http://css-miami.org/plugins/editors/fckeditor/editor/images/stories/particionar/particionar_07.jpg"><draw:frame draw:style-name="fr1" draw:name="gràfics7" text:anchor-type="paragraph" svg:width="8.008cm" svg:height="2.625cm" draw:z-index="5"><draw:image xlink:href="http://css-miami.org/images/stories/particionar/particionar_07.jpg" xlink:type="simple" xlink:show="embed" xlink:actuate="onLoad"/><svg:title>Captura 07</svg:title></draw:frame></draw:a> Este aviso nos recuerda que es recomendable haber realizado copias de seguridad antes de continuar.</text:p>
      <text:p text:style-name="P5"><draw:a xlink:type="simple" xlink:href="http://css-miami.org/plugins/editors/fckeditor/editor/images/stories/particionar/particionar_08.jpg"><draw:frame draw:style-name="fr2" draw:name="gràfics8" text:anchor-type="paragraph" svg:x="8.858cm" svg:y="2.295cm" svg:width="8.008cm" svg:height="4.904cm" draw:z-index="6"><draw:image xlink:href="http://css-miami.org/images/stories/particionar/particionar_08.jpg" xlink:type="simple" xlink:show="embed" xlink:actuate="onLoad"/><svg:title>Captura 08</svg:title></draw:frame></draw:a><text:line-break/>(Si pulsamos en Aplicar no podremos deshacer los cambios).<text:line-break/><text:line-break/>Pulsamos en el Botón Aplicar para continuar.</text:p>
      <text:p text:style-name="P1"/>
      <text:p text:style-name="P1"/>
      <text:p text:style-name="P1">Aquí podemos ver como realiza los cambios.<text:line-break/><text:line-break/>Pulsando en Detalle veremos el detalle de los cambios que esta aplicando.</text:p>
      <text:p text:style-name="Standard"/>
      <text:p text:style-name="Standard"/>
      <text:p text:style-name="Standard"/>
      <text:p text:style-name="P1"><draw:a xlink:type="simple" xlink:href="http://css-miami.org/plugins/editors/fckeditor/editor/images/stories/particionar/particionar_09.jpg"><draw:frame draw:style-name="fr1" draw:name="gràfics9" text:anchor-type="paragraph" svg:width="8.008cm" svg:height="3.667cm" draw:z-index="11"><draw:image xlink:href="http://css-miami.org/images/stories/particionar/particionar_09.jpg" xlink:type="simple" xlink:show="embed" xlink:actuate="onLoad"/><svg:title>Captura 09</svg:title></draw:frame></draw:a> <text:line-break/> <text:line-break/> </text:p>
      <text:p text:style-name="P5">Aquí nos avisa de que ha completado todos los procesos.<text:line-break/><text:line-break/><text:line-break/></text:p>
      <text:p text:style-name="P5"><draw:a xlink:type="simple" xlink:href="http://css-miami.org/plugins/editors/fckeditor/editor/images/stories/particionar/particionar_10.jpg"><draw:frame draw:style-name="fr4" draw:name="gràfics10" text:anchor-type="paragraph" svg:width="8.008cm" svg:height="5.341cm" draw:z-index="8"><draw:image xlink:href="http://css-miami.org/images/stories/particionar/particionar_10.jpg" xlink:type="simple" xlink:show="embed" xlink:actuate="onLoad"/><svg:title>Captura 10</svg:title></draw:frame></draw:a><text:line-break/><text:line-break/><text:line-break/><text:line-break/><text:line-break/>Ahora vamos a iniciar el particionado de el espacio disponible.<text:line-break/><text:line-break/><text:line-break/><text:line-break/><text:line-break/></text:p>
      <text:p text:style-name="P1"><draw:a xlink:type="simple" xlink:href="http://css-miami.org/plugins/editors/fckeditor/editor/images/stories/particionar/particionar_11.jpg"><draw:frame draw:style-name="fr1" draw:name="gràfics11" text:anchor-type="paragraph" svg:width="8.008cm" svg:height="5.341cm" draw:z-index="9"><draw:image xlink:href="http://css-miami.org/images/stories/particionar/particionar_11.jpg" xlink:type="simple" xlink:show="embed" xlink:actuate="onLoad"/><svg:title>Captura 11</svg:title></draw:frame></draw:a><text:soft-page-break/> <text:line-break/><text:line-break/> </text:p>
      <text:p text:style-name="P5">Seleccionamos con el ratón la parte no asignada en el gráfico y pulsamos en Nuevo, para proceder a crear las particiones.</text:p>
      <text:p text:style-name="P5"/>
      <text:p text:style-name="P5"><text:line-break/><text:line-break/></text:p>
      <text:p text:style-name="P1"><draw:a xlink:type="simple" xlink:href="http://css-miami.org/plugins/editors/fckeditor/editor/images/stories/particionar/particionar_12.jpg"><draw:frame draw:style-name="fr4" draw:name="gràfics12" text:anchor-type="paragraph" svg:width="8.008cm" svg:height="3.933cm" draw:z-index="10"><draw:image xlink:href="http://css-miami.org/images/stories/particionar/particionar_12.jpg" xlink:type="simple" xlink:show="embed" xlink:actuate="onLoad"/><svg:title>Captura 12</svg:title></draw:frame></draw:a>Nos saldrá esta ventana donde crearemos la partición de intercambio (Swap). Esta partición la emplea Linux para emular la memoria real, y se usara cuando  el uso de memoria sobrepase la memoria real en el sistema.</text:p>
      <text:p text:style-name="P1"><text:line-break/>Tamaños entre 512 Mb y 1 Gb serian mas que suficientes para la mayoría de usos.<text:line-break/>  <text:line-break/>En tamaño nuevo ponemos 1024 Mb (1 Gb), en sistema de ficheros seleccionamos linux-swap y en Label podemos poner la etiqueta (nombre) de la unidad, finalizamos el proceso pulsando Añadir.<text:line-break/> </text:p>
      <text:p text:style-name="Standard"/>
      <text:p text:style-name="P5"><draw:a xlink:type="simple" xlink:href="http://css-miami.org/plugins/editors/fckeditor/editor/images/stories/particionar/particionar_13.jpg"><draw:frame draw:style-name="fr1" draw:name="gràfics13" text:anchor-type="paragraph" svg:width="8.008cm" svg:height="5.341cm" draw:z-index="15"><draw:image xlink:href="http://css-miami.org/images/stories/particionar/particionar_13.jpg" xlink:type="simple" xlink:show="embed" xlink:actuate="onLoad"/><svg:title>Captura 13</svg:title></draw:frame></draw:a><text:line-break/><text:line-break/><text:line-break/></text:p>
      <text:p text:style-name="P5">Veremos que nos ha creado la partición swap.<text:line-break/><text:line-break/><text:line-break/><text:line-break/></text:p>
      <text:p text:style-name="P1"><draw:a xlink:type="simple" xlink:href="http://css-miami.org/plugins/editors/fckeditor/editor/images/stories/particionar/particionar_14.jpg"><draw:frame draw:style-name="fr2" draw:name="gràfics14" text:anchor-type="paragraph" svg:x="8.858cm" svg:y="1.161cm" svg:width="8.008cm" svg:height="5.341cm" draw:z-index="12"><draw:image xlink:href="http://css-miami.org/images/stories/particionar/particionar_14.jpg" xlink:type="simple" xlink:show="embed" xlink:actuate="onLoad"/><svg:title>Captura 14</svg:title></draw:frame></draw:a><text:line-break/><text:line-break/></text:p>
      <text:p text:style-name="P1"><text:line-break/></text:p>
      <text:p text:style-name="P1"><text:line-break/>Volvemos a seleccionar con el ratón en la parte no asignada en el gráfico y pulsamos en Nuevo, para proceder a crear otra partición.</text:p>
      <text:p text:style-name="P1"><text:line-break/><text:line-break/><text:line-break/><text:line-break/><text:line-break/><text:line-break/><text:line-break/><text:soft-page-break/> </text:p>
      <text:p text:style-name="P1"><draw:a xlink:type="simple" xlink:href="http://css-miami.org/plugins/editors/fckeditor/editor/images/stories/particionar/particionar_15.jpg"><draw:frame draw:style-name="fr1" draw:name="gràfics15" text:anchor-type="paragraph" svg:width="8.008cm" svg:height="3.933cm" draw:z-index="13"><draw:image xlink:href="http://css-miami.org/images/stories/particionar/particionar_15.jpg" xlink:type="simple" xlink:show="embed" xlink:actuate="onLoad"/><svg:title>Captura 13</svg:title></draw:frame></draw:a></text:p>
      <text:p text:style-name="P1"/>
      <text:p text:style-name="P1">Esta es la partición donde instalaremos la K-DEMar, en unidades pequeñas recomendamos un mínimo de 3 Gb para la versión CD y  para la versión DVD unos 5 Gb.</text:p>
      <text:p text:style-name="P1"/>
      <text:p text:style-name="P1"/>
      <text:p text:style-name="P1"><text:line-break/> </text:p>
      <text:p text:style-name="P5">Nos saldrá esta ventana donde crearemos la partición, en Medida  le daremos 10240 Mb (10 Gb), ya que la unidad es bastante grande, y en sistema de ficheros seleccionamos ReiserFS, en etiqueta podemos poner K-DEMar y pulsamos Añadir.</text:p>
      <text:p text:style-name="P1"><draw:a xlink:type="simple" xlink:href="http://css-miami.org/plugins/editors/fckeditor/editor/images/stories/particionar/particionar_16.jpg"><draw:frame draw:style-name="fr4" draw:name="gràfics16" text:anchor-type="paragraph" svg:width="8.008cm" svg:height="5.341cm" draw:z-index="14"><draw:image xlink:href="http://css-miami.org/images/stories/particionar/particionar_16.jpg" xlink:type="simple" xlink:show="embed" xlink:actuate="onLoad"/><svg:title>Captura 16</svg:title></draw:frame></draw:a><text:line-break/><text:line-break/><text:line-break/><text:line-break/>Volvemos a seleccionar con el ratón en no asignado, y en el botón Nuevo.</text:p>
      <text:p text:style-name="Standard"/>
      <text:p text:style-name="Standard"/>
      <text:p text:style-name="Standard"/>
      <text:p text:style-name="Standard"/>
      <text:p text:style-name="Standard"/>
      <text:p text:style-name="Standard"/>
      <text:p text:style-name="Standard"/>
      <text:p text:style-name="P5"><draw:a xlink:type="simple" xlink:href="http://css-miami.org/plugins/editors/fckeditor/editor/images/stories/particionar/particionar_17.jpg"><draw:frame draw:style-name="fr1" draw:name="gràfics17" text:anchor-type="paragraph" svg:width="8.008cm" svg:height="3.933cm" draw:z-index="19"><draw:image xlink:href="http://css-miami.org/images/stories/particionar/particionar_17.jpg" xlink:type="simple" xlink:show="embed" xlink:actuate="onLoad"/><svg:title>Captura 17</svg:title></draw:frame></draw:a>Crearemos la partición de datos, esta partición si queremos que sea accesible tanto desde Windows como desde Linux tendremos que crearla en Fat32 o en NTFS. Aunque K-DEMar tiene soporte para leer y escribir particiones NTFS, en este tipo de particiones un apagado inadecuado del ordenador o cualquier error en la grabación de ficheros puede provocar que no se pueda seguir modificando su</text:p>
      <text:p text:style-name="P5">contenido hasta realizar alguna reparación del sistema de archivos desde windows con comandos tipo CHKDSK, debido a este inconveniente recomendamos que esta partición que queremos compartir entre los dos sistemas operativos sea creada en FAT32.</text:p>
      <text:p text:style-name="P5">Nos saldrá esta ventana donde crearemos la partición, en Medida dejaremos la totalidad del espacio disponible y en sistema de ficheros FAT32, en Label pondremos el nombre Datos o algo parecido y pulsamos en añadir.</text:p>
      <text:p text:style-name="P5"/>
      <text:p text:style-name="P5"/>
      <text:p text:style-name="P5"/>
      <text:p text:style-name="P5"/>
      <text:p text:style-name="P1"><draw:a xlink:type="simple" xlink:href="http://css-miami.org/plugins/editors/fckeditor/editor/images/stories/particionar/particionar_18.jpg"><draw:frame draw:style-name="fr4" draw:name="gràfics18" text:anchor-type="paragraph" svg:width="8.008cm" svg:height="5.341cm" draw:z-index="16"><draw:image xlink:href="http://css-miami.org/images/stories/particionar/particionar_18.jpg" xlink:type="simple" xlink:show="embed" xlink:actuate="onLoad"/><svg:title>Captura 18</svg:title></draw:frame></draw:a><text:soft-page-break/><text:line-break/><text:line-break/><text:line-break/>Revisaremos que todas las particiones tengan el tamaño necesario y si todo es correcto pulsaremos en aplicar.</text:p>
      <text:p text:style-name="P1"><text:line-break/><text:line-break/><text:line-break/><text:line-break/><text:line-break/><text:line-break/>  </text:p>
      <text:p text:style-name="P1"><draw:a xlink:type="simple" xlink:href="http://css-miami.org/plugins/editors/fckeditor/editor/images/stories/particionar/particionar_19.jpg"><draw:frame draw:style-name="fr5" draw:name="gràfics19" text:anchor-type="paragraph" svg:x="0.132cm" svg:y="0.873cm" svg:width="8.008cm" svg:height="2.625cm" draw:z-index="17"><draw:image xlink:href="http://css-miami.org/images/stories/particionar/particionar_19.jpg" xlink:type="simple" xlink:show="embed" xlink:actuate="onLoad"/><svg:title>Captura 19</svg:title></draw:frame></draw:a></text:p>
      <text:p text:style-name="P1"><text:line-break/>Nos recuerda la importancia de haber realizado copias de seguridad antes de Aplicar los cambios.</text:p>
      <text:p text:style-name="P5"><text:line-break/>Pulsaremos en Aplicar para proceder a aplicar los cambios realizados.</text:p>
      <text:p text:style-name="P5"/>
      <text:p text:style-name="P5"><draw:a xlink:type="simple" xlink:href="http://css-miami.org/plugins/editors/fckeditor/editor/images/stories/particionar/particionar_20.jpg"><draw:frame draw:style-name="fr4" draw:name="gràfics20" text:anchor-type="paragraph" svg:width="8.008cm" svg:height="4.904cm" draw:z-index="18"><draw:image xlink:href="http://css-miami.org/images/stories/particionar/particionar_20.jpg" xlink:type="simple" xlink:show="embed" xlink:actuate="onLoad"/><svg:title>Captura 20</svg:title></draw:frame></draw:a><text:line-break/><text:line-break/><text:line-break/>Aquí podemos ver como realiza los cambios.<text:line-break/><text:line-break/>Pulsando en Detalle veremos el detalle del proceso.</text:p>
      <text:p text:style-name="Standard"/>
      <text:p text:style-name="Standard"/>
      <text:p text:style-name="Standard"/>
      <text:p text:style-name="Standard"/>
      <text:p text:style-name="P1"><draw:a xlink:type="simple" xlink:href="http://css-miami.org/plugins/editors/fckeditor/editor/images/stories/particionar/particionar_21.jpg"><draw:frame draw:style-name="fr5" draw:name="gràfics21" text:anchor-type="paragraph" svg:x="0.132cm" svg:y="0.476cm" svg:width="8.008cm" svg:height="3.667cm" draw:z-index="23"><draw:image xlink:href="http://css-miami.org/images/stories/particionar/particionar_21.jpg" xlink:type="simple" xlink:show="embed" xlink:actuate="onLoad"/><svg:title>Captura 21</svg:title></draw:frame></draw:a> <text:line-break/> </text:p>
      <text:p text:style-name="P1"/>
      <text:p text:style-name="P5">Esta ventana nos avisa de que el proceso ha sido completado, cerraremos la ventana pulsando en cerrar.</text:p>
      <text:p text:style-name="P5"/>
      <text:p text:style-name="P5"/>
      <text:p text:style-name="P5"/>
      <text:p text:style-name="P5"/>
      <text:p text:style-name="P5"/>
      <text:p text:style-name="P5"/>
      <text:p text:style-name="P5"><draw:a xlink:type="simple" xlink:href="http://css-miami.org/plugins/editors/fckeditor/editor/images/stories/particionar/particionar_22.jpg"><draw:frame draw:style-name="fr4" draw:name="gràfics22" text:anchor-type="paragraph" svg:width="8.008cm" svg:height="5.302cm" draw:z-index="20"><draw:image xlink:href="http://css-miami.org/images/stories/particionar/particionar_22.jpg" xlink:type="simple" xlink:show="embed" xlink:actuate="onLoad"/><svg:title>Captura 22</svg:title></draw:frame></draw:a><text:soft-page-break/>Aquí podemos ver como queda particionada la unidad después de aplicar todos los pasos anteriores.  En esta captura podemos ver la ruta asignada a cada partición, <text:span text:style-name="Strong_20_Emphasis">para evitar el formateo de alguna partición por error durante la instalación seria interesante  apuntarnos los nombres de las particiones que hemos creado para la instalación de  nuestro segundo sistema operativo</text:span> y poder arrancar con cualquiera de los  dos mediante el gestor de arranque, apuntaremos: </text:p>
      <text:list xml:id="list739986457" text:style-name="L2">
        <text:list-item>
          <text:p text:style-name="P14">sda2     Swap </text:p>
        </text:list-item>
        <text:list-item>
          <text:p text:style-name="P14">sda3     K-DEMar </text:p>
        </text:list-item>
        <text:list-item>
          <text:p text:style-name="P8">sda4    Datos (no necesaria durante la instalación) </text:p>
        </text:list-item>
      </text:list>
      <text:p text:style-name="P6">Ya podemos cerrar la ventana de particionado y comenzar la instalación.<text:line-break/><text:line-break/>Nota:<text:line-break/>Tal y como hemos comentado al principio para los usuarios que vengan de Windows  en la captura podemos identificar la siguiente definición de particiones: </text:p>
      <text:list xml:id="list1758080256" text:style-name="L3">
        <text:list-item>
          <text:p text:style-name="P15">Las 3 primeras letras identifican cada unidad física: </text:p>
          <text:list>
            <text:list-item>
              <text:p text:style-name="P15">Ejemplo: 1 HD,1 Lector SD, 1 Pendrive, 1 DVD, seria detectado como: sda1, sdb1, sbc1, scd0, un segundo disco duro interno se intercalaría  como sdb e incrementando la ultima letra en el resto de unidades (parecido a Windows no!) , en versiones mas antiguas de Linux los HD ide serian identificados como hda, aunque el orden no tiene que ser siempre el mismo en el caso de unidades extraíbles como los Pendrive, los lectores de tarjetas, HD externos... podrían cambiar de ruta dependiendo del orden de detección, en el caso de las unidades fijas serian empleadas siempre las primeras letras de forma correlativa. </text:p>
            </text:list-item>
          </text:list>
        </text:list-item>
        <text:list-item>
          <text:p text:style-name="P15">El numero final es asignado de forma correlativa a cada partición dentro de cada unidad fisica detectada. </text:p>
        </text:list-item>
        <text:list-item>
          <text:p text:style-name="P9"> Aunque al principio parezca extraño es muy fácil acostumbrase, ya que podemos identificar la unidad con Konqueror  (gestor de archivos en KDE) que nos muestra el nombre de las particiones que hemos introducido en el campo Label  para una fácil identificación </text:p>
        </text:list-item>
      </text:list>
      <text:p text:style-name="P6"> <draw:a xlink:type="simple" xlink:href="http://css-miami.org/plugins/editors/fckeditor/editor/images/stories/particionar/particionar_23.jpg"><draw:frame draw:style-name="fr6" draw:name="gràfics23" text:anchor-type="char" svg:width="8.008cm" svg:height="6.311cm" draw:z-index="21"><draw:image xlink:href="http://css-miami.org/images/stories/particionar/particionar_23.jpg" xlink:type="simple" xlink:show="embed" xlink:actuate="onLoad"/><svg:title>Captura 23</svg:title></draw:frame></draw:a> <text:line-break/>Seleccionamos en Raíz la partición que hemos creado para K-DEMar  Linux (sda3 en este ejemplo) y en Swap la que hemos creado como Swap (sda2 en esta ocasión).<text:line-break/><text:line-break/><text:span text:style-name="Strong_20_Emphasis">(Para evitar la perdida total y definitiva del contenido  de la partición donde tenemos instalado Windows, en ningún caso seleccionaremos en los desplegable la partición donde esta instalado, sda1 en este ejemplo).</text:span><text:line-break/><text:line-break/>Pulsamos en Siguiente y vamos siguiendo los pasos (que han sido configurados  para que sean muy fáciles).</text:p>
      <text:p text:style-name="P6"><text:line-break/><text:line-break/>  <draw:a xlink:type="simple" xlink:href="http://css-miami.org/images/stories/particionar/particionar_24.jpg"><draw:frame draw:style-name="fr7" draw:name="gràfics24" text:anchor-type="char" svg:width="8.008cm" svg:height="5.78cm" draw:z-index="22"><draw:image xlink:href="http://css-miami.org/images/stories/particionar/particionar_24.jpg" xlink:type="simple" xlink:show="embed" xlink:actuate="onLoad"/><svg:title>Captura 24</svg:title></draw:frame></draw:a><text:line-break/><text:line-break/><text:line-break/>Si hemos usado el campo Label durante el proceso de particionado veremos  como dentre de KDE entrando en PC se nos abre el gestor de archivos Konqueror donde se pueden ver el nombre de las unidades para facilitar la identificación de las particiones en el uso diario.</text:p>
      <text:p text:style-name="P6"><text:line-break/><text:line-break/><text:line-break/><text:line-break/><text:line-break/><text:line-break/><text:line-break/>Notas: </text:p>
      <text:list xml:id="list753336116" text:style-name="L4">
        <text:list-item>
          <text:p text:style-name="P10">El sistema de particionado empleado en este ejemplo es para la instalación de Linux en una sola partición, ya que es el mas practico, el único detalle a tener en cuenta es que en caso de reinstalar el sistema se borraría el contenido de /home, por lo que seria necesario mover los datos que deseemos guardar desde /home a la partición de datos que hemos creado si en cualquier momento decidiéramos  instalar nuevas versiones disponibles. Si quisiéramos el Home; separado seria necesario crear otra partición y seleccionarla en la instalación como /home. </text:p>
        </text:list-item>
      </text:list>
      <text:p text:style-name="P6"/>
      <text:list xml:id="list659085407" text:style-name="L5">
        <text:list-item>
          <text:p text:style-name="P11">El limite de particiones primarias por unidad es de 4, en caso de  necesitar mas de 4 particiones tendremos que crear la Cuarta partición como extendida y seguir creando dentro de ella el resto de particiones,  llamadas unidades lógicas, en las cuales solo podremos instalar K-DEMar y otras distribuciones de Linux, tantas como queramos compartiendo la partición Swap (en sistemas DOS/Windows debido a su diseño solo pueden ser instalados en particiones primaria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4T18:42:53</meta:creation-date>
    <dc:date>2008-11-14T19:23:55</dc:date>
    <meta:editing-duration>PT00H41M03S</meta:editing-duration>
    <meta:editing-cycles>6</meta:editing-cycles>
    <meta:generator>OpenOffice.org/3.0$Linux OpenOffice.org_project/300m9$Build-9358</meta:generator>
    <meta:document-statistic meta:table-count="0" meta:image-count="24" meta:object-count="0" meta:page-count="8" meta:paragraph-count="65" meta:word-count="1708" meta:character-count="10546"/>
    <meta:user-defined meta:name="Informació 1"/>
    <meta:user-defined meta:name="Informació 2"/>
    <meta:user-defined meta:name="Informació 3"/>
    <meta:user-defined meta:name="Informació 4"/>
  </office:meta>
</office:document-meta>
</file>